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Next LT Light1" svg:font-family="'FrutigerNext LT Light'" style:font-family-generic="swiss" style:font-pitch="variable"/>
    <style:font-face style:name="FrutigerNext LT Light" svg:font-family="'FrutigerNext LT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utigerNext LT Light1"/>
    </style:style>
    <style:style style:name="P2" style:family="paragraph" style:parent-style-name="Standard">
      <style:paragraph-properties fo:text-align="center" style:justify-single-word="false"/>
      <style:text-properties style:font-name="FrutigerNext LT Light1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FrutigerNext LT Light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utigerNext LT Light1" fo:font-size="12pt" style:font-size-asian="12pt" style:font-size-complex="12pt"/>
    </style:style>
    <style:style style:name="P5" style:family="paragraph" style:parent-style-name="Standard">
      <style:text-properties style:font-name="FrutigerNext LT Light1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utigerNext LT Light1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9" style:family="paragraph" style:parent-style-name="Standard" style:list-style-name="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10" style:family="paragraph" style:parent-style-name="Standard" style:list-style-name="">
      <style:paragraph-properties style:text-autospace="none"/>
      <style:text-properties style:font-name="Courier New" fo:font-size="11pt" style:font-size-asian="11pt" style:font-size-complex="11pt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FrutigerNext LT Light1"/>
    </style:style>
    <style:style style:name="T5" style:family="text">
      <style:text-properties style:font-name="Courier New"/>
    </style:style>
    <style:style style:name="T6" style:family="text">
      <style:text-properties fo:language="de" fo:country="DE" style:font-name-asian="Courier New" style:font-name-complex="Courier New"/>
    </style:style>
    <style:style style:name="T7" style:family="text">
      <style:text-properties style:font-name="FrutigerNext LT L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S 2019</text:p>
      <text:p text:style-name="P5">Programming 2 – CTS2</text:p>
      <text:p text:style-name="P1"/>
      <text:p text:style-name="P3">Monitored Assignment 2</text:p>
      <text:p text:style-name="P2"/>
      <text:p text:style-name="P4">Write a Java/JavaFX application which allows to paint an enlarged 16-by-16 pixel pattern on a canvas using click and drag with the primary mouse button. A click with the secondary mouse button clears the pattern. </text:p>
      <text:p text:style-name="P4"/>
      <text:p text:style-name="P4">In addition, there are three function buttons, eight character buttons plus an output instrument.</text:p>
      <text:p text:style-name="P4"/>
      <text:p text:style-name="P4">Function button <text:span text:style-name="T1">New</text:span> creates a new neural network as implemented in package <text:span text:style-name="T1">ffbp</text:span>. This network should be configured like this:</text:p>
      <text:p text:style-name="P4"/>
      <text:p text:style-name="P7"><text:tab/>FFBP net = null;</text:p>
      <text:p text:style-name="P7"><text:tab/>....</text:p>
      <text:p text:style-name="P8"><text:tab/>int[] layout = {256, 16, 8};</text:p>
      <text:p text:style-name="P9"><text:tab/>net = new FFBP(layout);</text:p>
      <text:p text:style-name="P9"><text:tab/>net.randomize(-0.1, +0.1);</text:p>
      <text:p text:style-name="P9"><text:tab/>net.setEta(0.5);</text:p>
      <text:p text:style-name="P10"><text:span text:style-name="T6"><text:tab/>net.setAlpha(0.5);</text:span></text:p>
      <text:p text:style-name="P7"/>
      <text:p text:style-name="P7"><text:span text:style-name="T7">The</text:span> 256 doubles<text:span text:style-name="T7"> in the input vector corrrespond to the 256 pixels in the </text:span><text:span text:style-name="T4">16-by-16 pixel pattern. The response of the net is coded in 8 outputs showing the reaction for </text:span>'A'<text:span text:style-name="T4"> through </text:span>'H' <text:span text:style-name="T7">and subsequently shown in the output instrument..</text:span></text:p>
      <text:p text:style-name="P7"><text:span text:style-name="T7"/></text:p>
      <text:p text:style-name="P7"><text:span text:style-name="T7">Function button </text:span>Noise<text:span text:style-name="T7"> is a </text:span>ToggleButton<text:span text:style-name="T7"> which indicates whether 10% noise will be applied to the standard character pattern during retrieval and when "training" the network.</text:span></text:p>
      <text:p text:style-name="P7"><text:span text:style-name="T7"/></text:p>
      <text:p text:style-name="P7"><text:span text:style-name="T7">Function button </text:span>Learn 500 Cycles<text:span text:style-name="T7"> selects a random character out of the interval </text:span>'A'<text:span text:style-name="T4"> through </text:span>'H'<text:span text:style-name="T7">, applies it to the net, then applies the desired reaction, and propagates back this reaction in order to effect a slight change in the weight structure of the connections ... all this 500 times.</text:span></text:p>
      <text:p text:style-name="P7"><text:span text:style-name="T7"/></text:p>
      <text:p text:style-name="P7"><text:span text:style-name="T7">Finally, the character button show each character on the <text:s/></text:span><text:span text:style-name="T4">16-by-16 pixel pattern --- with noise applied, if the </text:span>Noise<text:span text:style-name="T4"> button is set.</text:span></text:p>
      <text:p text:style-name="P7"><text:span text:style-name="T4"/></text:p>
      <text:p text:style-name="P7"><text:span text:style-name="T4">Each change in the16-by-16 pixel pattern should lead to a neural reaction which is reflected in the output instrument.</text:span></text:p>
      <text:p text:style-name="P4"/>
      <text:p text:style-name="P4">Your application should look and feel like the teaser application <text:span text:style-name="T1">MA 2.jar</text:span>.</text:p>
      <text:p text:style-name="P4"/>
      <text:p text:style-name="P4">Put in ample comments into your source code --- and, of course, the names of the group members. Write a one-page documentation for your program, also with at least the names of the group members, a full disclosure of your references, and a description of the classes and ideas used.</text:p>
      <text:p text:style-name="P4">. </text:p>
      <text:p text:style-name="P4">All group members must be present for the acceptance meeting --- you might have to answer questions.</text:p>
      <text:p text:style-name="P4"/>
      <text:p text:style-name="P4"><text:span text:style-name="T2">Acceptance Session:</text:span><text:span text:style-name="T3"> June 25,</text:span> 2019 08:00 C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Next LT Light1" svg:font-family="'FrutigerNext LT Light'" style:font-family-generic="swiss" style:font-pitch="variable"/>
    <style:font-face style:name="FrutigerNext LT Light" svg:font-family="'FrutigerNext LT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0M</meta:editing-duration>
    <meta:editing-cycles>16</meta:editing-cycles>
    <meta:generator>OpenOffice/4.1.6$Win32 OpenOffice.org_project/416m1$Build-9790</meta:generator>
    <dc:date>2019-05-24T12:56:06.95</dc:date>
    <dc:creator>KP K</dc:creator>
    <meta:document-statistic meta:table-count="0" meta:image-count="0" meta:object-count="0" meta:page-count="1" meta:paragraph-count="23" meta:word-count="342" meta:character-count="2070"/>
    <meta:user-defined meta:name="Info 1"/>
    <meta:user-defined meta:name="Info 2"/>
    <meta:user-defined meta:name="Info 3"/>
    <meta:user-defined meta:name="Info 4"/>
  </office:meta>
</office:document-meta>
</file>